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5604in" table:align="left"/>
    </style:style>
    <style:style style:name="Table1.A" style:family="table-column">
      <style:table-column-properties style:column-width="5.5604in"/>
    </style:style>
    <style:style style:name="Table1.A1" style:family="table-cell">
      <style:table-cell-properties style:vertical-align="middle" fo:padding="0in" fo:border="none"/>
    </style:style>
    <style:style style:name="Table2" style:family="table">
      <style:table-properties style:width="6.6931in" table:align="left"/>
    </style:style>
    <style:style style:name="Table2.A" style:family="table-column">
      <style:table-column-properties style:column-width="3.2132in"/>
    </style:style>
    <style:style style:name="Table2.B" style:family="table-column">
      <style:table-column-properties style:column-width="3.4799in"/>
    </style:style>
    <style:style style:name="Table2.A1" style:family="table-cell">
      <style:table-cell-properties style:vertical-align="middle" fo:padding="0in" fo:border="none"/>
    </style:style>
    <style:style style:name="Table3" style:family="table">
      <style:table-properties style:width="4.9215in" table:align="left"/>
    </style:style>
    <style:style style:name="Table3.A" style:family="table-column">
      <style:table-column-properties style:column-width="4.9215in"/>
    </style:style>
    <style:style style:name="Table3.A1" style:family="table-cell">
      <style:table-cell-properties style:vertical-align="middle" fo:padding="0in" fo:border="none"/>
    </style:style>
    <style:style style:name="Table4" style:family="table">
      <style:table-properties style:width="5.3674in" table:align="left"/>
    </style:style>
    <style:style style:name="Table4.A" style:family="table-column">
      <style:table-column-properties style:column-width="5.3674in"/>
    </style:style>
    <style:style style:name="Table4.A1" style:family="table-cell">
      <style:table-cell-properties style:vertical-align="middle" fo:padding="0in" fo:border="none"/>
    </style:style>
    <style:style style:name="P1" style:family="paragraph" style:parent-style-name="Text_20_body">
      <style:text-properties fo:font-variant="normal" fo:text-transform="none" fo:color="#273239" style:font-name="sofia-pro" fo:font-size="24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line-height="167%" fo:text-align="start" style:justify-single-word="false" fo:orphans="2" fo:widows="2" fo:text-indent="0in" style:auto-text-indent="false"/>
    </style:style>
    <style:style style:name="P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73239" style:font-name="sofia-pro" fo:font-size="11.25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line-height="167%" fo:text-align="start" style:justify-single-word="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line-height="167%" fo:text-align="justify" style:justify-single-word="false" fo:orphans="2" fo:widows="2" fo:text-indent="0in" style:auto-text-indent="false" fo:padding="0in" fo:border="none"/>
    </style:style>
    <style:style style:name="P7" style:family="paragraph" style:parent-style-name="Text_20_body">
      <style:paragraph-properties fo:margin-left="0in" fo:margin-right="0in" fo:margin-top="0.4165in" fo:margin-bottom="0in" loext:contextual-spacing="false" fo:line-height="167%"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loext:padding="0in" loext:border="none"/>
    </style:style>
    <style:style style:name="P9" style:family="paragraph" style:parent-style-name="Text_20_body">
      <style:paragraph-properties fo:margin-left="0in" fo:margin-right="0in" fo:margin-top="0in" fo:margin-bottom="0.1043in" loext:contextual-spacing="false" fo:line-height="167%" fo:text-align="justify" style:justify-single-word="false" fo:orphans="2" fo:widows="2" fo:text-indent="0in" style:auto-text-indent="false" fo:padding="0in" fo:border="none"/>
      <style:text-properties fo:font-variant="normal" fo:text-transform="none" fo:color="#273239" style:font-name="var font-din" fo:font-size="12.75pt" fo:font-style="normal" fo:font-weight="normal" loext:padding="0in" loext:border="none"/>
    </style:style>
    <style:style style:name="P10" style:family="paragraph" style:parent-style-name="Text_20_body">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1" style:family="paragraph" style:parent-style-name="Text_20_body" style:list-style-name="L2">
      <style:paragraph-properties fo:margin-left="0in" fo:margin-right="0.1252in" fo:margin-top="0in" fo:margin-bottom="0in" loext:contextual-spacing="false" style:line-height-at-least="0.198in" fo:text-align="start" style:justify-single-word="false" fo:orphans="2" fo:widows="2" fo:text-indent="0in" style:auto-text-indent="false" fo:padding-left="0.1252in" fo:padding-right="0.1252in" fo:padding-top="0.1043in" fo:padding-bottom="0in" fo:border-left="0.06pt solid #dddddd" fo:border-right="0.06pt solid #dddddd" fo:border-top="0.06pt solid #dddddd" fo:border-bottom="none"/>
      <style:text-properties fo:font-variant="normal" fo:text-transform="none" fo:color="#273239" style:font-name="var font-din" fo:font-size="13.5pt" fo:font-style="normal" fo:font-weight="normal" loext:padding="0in" loext:border="none"/>
    </style:style>
    <style:style style:name="P12" style:family="paragraph" style:parent-style-name="Text_20_body" style:list-style-name="L4">
      <style:paragraph-properties fo:margin-left="0in" fo:margin-right="0.1252in" fo:margin-top="0in" fo:margin-bottom="0in" loext:contextual-spacing="false" style:line-height-at-least="0.198in" fo:text-align="start" style:justify-single-word="false" fo:orphans="2" fo:widows="2" fo:text-indent="0in" style:auto-text-indent="false" fo:padding-left="0.1252in" fo:padding-right="0.1252in" fo:padding-top="0.1043in" fo:padding-bottom="0in" fo:border-left="0.06pt solid #dddddd" fo:border-right="0.06pt solid #dddddd" fo:border-top="0.06pt solid #dddddd" fo:border-bottom="none"/>
      <style:text-properties fo:font-variant="normal" fo:text-transform="none" fo:color="#273239" style:font-name="var font-din" fo:font-size="13.5pt" fo:font-style="normal" fo:font-weight="normal" loext:padding="0in" loext:border="none"/>
    </style:style>
    <style:style style:name="P13" style:family="paragraph" style:parent-style-name="Text_20_body" style:list-style-name="L6">
      <style:paragraph-properties fo:margin-left="0in" fo:margin-right="0.1252in" fo:margin-top="0in" fo:margin-bottom="0in" loext:contextual-spacing="false" style:line-height-at-least="0.198in" fo:text-align="start" style:justify-single-word="false" fo:orphans="2" fo:widows="2" fo:text-indent="0in" style:auto-text-indent="false" fo:padding-left="0.1252in" fo:padding-right="0.1252in" fo:padding-top="0.1043in" fo:padding-bottom="0in" fo:border-left="0.06pt solid #dddddd" fo:border-right="0.06pt solid #dddddd" fo:border-top="0.06pt solid #dddddd" fo:border-bottom="none"/>
      <style:text-properties fo:font-variant="normal" fo:text-transform="none" fo:color="#273239" style:font-name="var font-din" fo:font-size="13.5pt" fo:font-style="normal" fo:font-weight="normal" loext:padding="0in" loext:border="none"/>
    </style:style>
    <style:style style:name="P14"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loext:padding="0in" loext:border="none"/>
    </style:style>
    <style:style style:name="P15" style:family="paragraph" style:parent-style-name="Text_20_body" style:list-style-name="L5">
      <style:paragraph-properties fo:margin-left="0.25in" fo:margin-right="0in" fo:margin-top="0in" fo:margin-bottom="0in" loext:contextual-spacing="false" fo:line-height="158%" fo:text-align="start" style:justify-single-word="false" fo:orphans="2" fo:widows="2" fo:text-indent="0in" style:auto-text-indent="false" fo:padding="0in" fo:border="none"/>
      <style:text-properties fo:font-variant="normal" fo:text-transform="none" fo:color="#273239" style:font-name="var font-din" fo:font-size="12.75pt" fo:font-style="normal" fo:font-weight="normal" loext:padding="0in" loext:border="none"/>
    </style:style>
    <style:style style:name="P16" style:family="paragraph" style:parent-style-name="Text_20_body" style:list-style-name="L5">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P17" style:family="paragraph" style:parent-style-name="Heading_20_1">
      <style:text-properties fo:font-variant="normal" fo:text-transform="none" fo:color="#273239" style:font-name="sofia-pro" fo:font-size="24pt" fo:letter-spacing="normal" fo:font-style="normal" fo:font-weight="normal" loext:padding="0in" loext:border="none"/>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2.5pt" fo:font-weight="normal"/>
    </style:style>
    <style:style style:name="P20" style:family="paragraph" style:parent-style-name="Table_20_Contents">
      <style:paragraph-properties fo:margin-top="0in" fo:margin-bottom="0in" loext:contextual-spacing="false" fo:text-align="start" style:justify-single-word="false"/>
      <style:text-properties fo:font-size="12.5pt" fo:font-weight="normal"/>
    </style:style>
    <style:style style:name="P21" style:family="paragraph" style:parent-style-name="Table_20_Heading">
      <style:paragraph-properties fo:margin-left="0in" fo:margin-right="0in" fo:margin-top="0in" fo:margin-bottom="0in" loext:contextual-spacing="false" fo:text-align="center" style:justify-single-word="false" fo:text-indent="0in" style:auto-text-indent="false" fo:padding="0in" fo:border="none"/>
    </style:style>
    <style:style style:name="P22" style:family="paragraph" style:parent-style-name="Preformatted_20_Text">
      <style:paragraph-properties fo:margin-left="0in" fo:margin-right="0in" fo:margin-top="0in" fo:margin-bottom="0.1043in" loext:contextual-spacing="false" fo:line-height="167%" fo:text-align="start" style:justify-single-word="false" fo:orphans="2" fo:widows="2" fo:text-indent="0in" style:auto-text-indent="false" fo:padding="0in" fo:border="none"/>
      <style:text-properties fo:font-variant="normal" fo:text-transform="none" fo:color="#273239" style:font-name="Consolas1" fo:font-size="12pt" fo:font-style="normal" fo:font-weight="normal" loext:padding="0in" loext:border="none"/>
    </style:style>
    <style:style style:name="P23" style:family="paragraph" style:parent-style-name="Preformatted_20_Text">
      <style:paragraph-properties fo:margin-top="0in" fo:margin-bottom="0.1043in" loext:contextual-spacing="false" fo:line-height="167%" fo:text-align="start" style:justify-single-word="false" fo:orphans="2" fo:widows="2" fo:padding="0in" fo:border="none"/>
      <style:text-properties fo:font-variant="normal" fo:text-transform="none" fo:color="#273239" loext:padding="0in" loext:border="none"/>
    </style:style>
    <style:style style:name="P24" style:family="paragraph" style:parent-style-name="Preformatted_20_Text">
      <style:paragraph-properties fo:margin-top="0in" fo:margin-bottom="0.1043in" loext:contextual-spacing="false" fo:line-height="167%" fo:text-align="start" style:justify-single-word="false" fo:orphans="2" fo:widows="2" fo:padding="0in" fo:border="none"/>
      <style:text-properties fo:font-variant="normal" fo:text-transform="none" fo:color="#273239" style:font-name="Consolas1" fo:font-size="12pt" fo:font-style="normal" fo:font-weight="normal" loext:padding="0in" loext:border="none"/>
    </style:style>
    <style:style style:name="P25" style:family="paragraph" style:parent-style-name="Heading_20_3">
      <style:paragraph-properties fo:margin-left="0in" fo:margin-right="0in" fo:margin-top="0in" fo:margin-bottom="0in" loext:contextual-spacing="false" fo:line-height="167%" fo:text-align="start" style:justify-single-word="false" fo:orphans="2" fo:widows="2" fo:text-indent="0in" style:auto-text-indent="false" fo:padding="0in" fo:border="none"/>
    </style:style>
    <style:style style:name="T1" style:family="text">
      <style:text-properties fo:font-variant="normal" fo:text-transform="none" fo:color="#273239" style:font-name="sofia-pro" fo:font-size="11.25pt" fo:letter-spacing="normal" fo:font-style="normal" fo:font-weight="normal" loext:padding="0in" loext:border="none"/>
    </style:style>
    <style:style style:name="T2"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style:font-name="var font-din" fo:font-size="12.75pt" fo:font-style="normal" fo:font-weight="normal" loext:padding="0in" loext:border="none"/>
    </style:style>
    <style:style style:name="T4" style:family="text">
      <style:text-properties fo:font-variant="normal" fo:text-transform="none" fo:color="#273239"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T5" style:family="text">
      <style:text-properties fo:font-variant="normal" fo:text-transform="none" fo:color="#273239" style:font-name="var font-din" fo:font-size="12.75pt" fo:font-style="normal" style:text-underline-style="solid" style:text-underline-width="auto" style:text-underline-color="font-color" fo:font-weight="bold" loext:padding="0in" loext:border="none"/>
    </style:style>
    <style:style style:name="T6" style:family="text">
      <style:text-properties fo:font-variant="normal" fo:text-transform="none" fo:color="#273239" style:font-name="var font-din" fo:font-size="13.5pt" fo:font-style="normal" fo:font-weight="normal" loext:padding="0in" loext:border="none"/>
    </style:style>
    <style:style style:name="T7" style:family="text">
      <style:text-properties fo:font-variant="normal" fo:text-transform="none" fo:color="#273239" loext:padding="0in" loext:border="none"/>
    </style:style>
    <style:style style:name="T8" style:family="text">
      <style:text-properties fo:font-variant="normal" fo:text-transform="none" fo:color="#008200" style:font-name="Consolas" fo:font-size="11pt" fo:font-style="normal" fo:font-weight="normal" fo:background-color="#ffffff" loext:char-shading-value="0" loext:padding="0in" loext:border="none"/>
    </style:style>
    <style:style style:name="T9" style:family="text">
      <style:text-properties fo:font-variant="normal" fo:text-transform="none" fo:color="#808080" style:font-name="Consolas" fo:font-size="11pt" fo:font-style="normal" fo:font-weight="normal" fo:background-color="#ffffff" loext:char-shading-value="0" loext:padding="0in" loext:border="none"/>
    </style:style>
    <style:style style:name="T10" style:family="text">
      <style:text-properties fo:font-variant="normal" fo:text-transform="none" fo:color="#808080" style:font-name="Consolas" fo:font-size="11pt" fo:font-style="normal" fo:font-weight="bold" fo:background-color="#ffffff" loext:char-shading-value="0" loext:padding="0in" loext:border="none"/>
    </style:style>
    <style:style style:name="T11" style:family="text">
      <style:text-properties fo:font-variant="normal" fo:text-transform="none" fo:background-color="#ffffff" loext:char-shading-value="0" loext:padding="0in" loext:border="none"/>
    </style:style>
    <style:style style:name="T12" style:family="text">
      <style:text-properties fo:font-variant="normal" fo:text-transform="none" fo:color="#000000" style:font-name="Consolas" fo:font-size="11pt" fo:font-style="normal" fo:font-weight="normal" fo:background-color="#ffffff" loext:char-shading-value="0" loext:padding="0in" loext:border="none"/>
    </style:style>
    <style:style style:name="T13" style:family="text">
      <style:text-properties fo:font-variant="normal" fo:text-transform="none" style:font-name="Consolas" fo:font-size="12.5pt" fo:font-style="normal" fo:font-weight="normal" fo:background-color="#ffffff" loext:char-shading-value="0" loext:padding="0in" loext:border="none"/>
    </style:style>
    <style:style style:name="T14" style:family="text">
      <style:text-properties fo:font-variant="normal" fo:text-transform="none" style:font-name="Consolas" fo:font-size="12.75pt" fo:font-style="normal" fo:font-weight="normal" style:font-name-asian="Consolas" style:font-size-asian="12.75pt" style:font-style-asian="normal" style:font-weight-asian="normal" style:font-name-complex="Consolas" style:font-size-complex="12.75pt" style:font-style-complex="normal" style:font-weight-complex="normal" loext:padding="0in" loext:border="none"/>
    </style:style>
    <style:style style:name="T15" style:family="text">
      <style:text-properties fo:font-variant="normal" fo:text-transform="none" fo:color="#006699" style:font-name="Consolas" fo:font-size="11pt" fo:font-style="normal" fo:font-weight="bold" fo:background-color="#ffffff" loext:char-shading-value="0" loext:padding="0in" loext:border="none"/>
    </style:style>
    <style:style style:name="T16" style:family="text">
      <style:text-properties fo:font-size="12.75pt" style:font-size-asian="12.75pt" style:font-size-complex="12.75pt" loext:padding="0in" loext:border="none"/>
    </style:style>
    <style:style style:name="T17" style:family="text">
      <style:text-properties fo:font-size="13.5pt" fo:font-weight="bold" loext:padding="0in" loext:border="none"/>
    </style:style>
    <style:style style:name="T18" style:family="text">
      <style:text-properties fo:font-size="14pt" fo:font-weight="bold" style:font-size-asian="14pt" style:font-weight-asian="bold" style:font-size-complex="14pt" style:font-weight-complex="bold"/>
    </style:style>
    <style:style style:name="T19" style:family="text">
      <style:text-properties style:font-name="Consolas1" fo:font-size="12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a xlink:type="simple" xlink:href="https://www.geeksforgeeks.org/understanding-constexper-specifier-in-cpp/" text:style-name="Internet_20_link" text:visited-style-name="Visited_20_Internet_20_Link">https://www.geeksforgeeks.org/understanding-constexper-specifier-in-cpp/</text:a></text:h>
      <text:p text:style-name="P1"/>
      <text:h text:style-name="P17" text:outline-level="1">Understanding constexpr Specifier in C++</text:h>
      <text:list xml:id="list1071495710" text:style-name="L1">
        <text:list-item>
          <text:p text:style-name="P3"><draw:frame draw:style-name="fr1" draw:name="Frame4" text:anchor-type="char" svg:x="0.1772in" svg:width="1.25in" draw:z-index="3"><draw:text-box fo:min-height="0.0161in"><text:p text:style-name="Text_20_body"/></draw:text-box></draw:frame><draw:frame draw:style-name="fr1" draw:name="Frame3" text:anchor-type="char" svg:x="0.1772in" svg:width="1.25in" draw:z-index="2"><draw:text-box fo:min-height="0.0161in"><text:p text:style-name="Text_20_body"/></draw:text-box></draw:frame><draw:frame draw:style-name="fr1" draw:name="Frame2" text:anchor-type="char" svg:x="0.1772in" svg:width="1.25in" draw:z-index="1"><draw:text-box fo:min-height="0.0161in"><text:p text:style-name="Text_20_body"/></draw:text-box></draw:frame><draw:frame draw:style-name="fr1" draw:name="Frame1" text:anchor-type="char" svg:x="0.1772in" svg:width="1.25in" draw:z-index="0"><draw:text-box fo:min-height="0.0161in"><text:p text:style-name="Text_20_body"/></draw:text-box></draw:frame><text:span text:style-name="T1">Difficulty Level : </text:span><text:a xlink:type="simple" xlink:href="https://www.geeksforgeeks.org/easy/" text:style-name="Internet_20_link" text:visited-style-name="Visited_20_Internet_20_Link"><text:span text:style-name="T2">Easy</text:span></text:a></text:p>
        </text:list-item>
        <text:list-item>
          <text:p text:style-name="P4">Last Updated : 03 Jun, 2022</text:p>
        </text:list-item>
      </text:list>
      <text:p text:style-name="P5"><text:span text:style-name="Strong_20_Emphasis"><text:span text:style-name="T3">constexpr</text:span></text:span><text:span text:style-name="T3"> is a feature added in C++ 11. The main idea is a performance improvement of programs by doing computations at compile time rather than run time. Note that once a program is compiled and finalized by the developer, it is run multiple times by users. The idea is to spend time in compilation and save time at run time (similar to </text:span><text:a xlink:type="simple" xlink:href="https://www.geeksforgeeks.org/template-metaprogramming-in-c/" text:style-name="Internet_20_link" text:visited-style-name="Visited_20_Internet_20_Link"><text:span text:style-name="T5">template metaprogramming</text:span></text:a><text:span text:style-name="T3">).  constexpr specifies that the value of an object or a function can be evaluated at compile-time and the expression can be used in other constant expressions. </text:span></text:p>
      <text:p text:style-name="P5"><text:span text:style-name="Strong_20_Emphasis"><text:span text:style-name="T3">Example:</text:span></text:span></text:p>
      <text:list xml:id="list1460129229" text:style-name="L2">
        <text:list-item>
          <text:p text:style-name="P11"><text:bookmark text:name="tablist1-tab1"/>CPP</text:p>
        </text:list-item>
      </text:list>
      <text:section text:style-name="Sect1" text:name="tablist1-panel1">
        <text:p text:style-name="P2"><text:bookmark text:name="copy-code-button"/><text:bookmark text:name="run-and-edit-button"/><text:bookmark text:name="run-code-button"/></text:p>
        <text:section text:style-name="Sect2" text:name="highlighter_854456">
          <table:table table:name="Table1" table:style-name="Table1">
            <table:table-column table:style-name="Table1.A"/>
            <table:table-row>
              <table:table-cell table:style-name="Table1.A1" office:value-type="string">
                <text:p text:style-name="P18"><text:span text:style-name="Source_20_Text"><text:span text:style-name="T8">// C++ program to demonstrate constexpr function for product</text:span></text:span></text:p>
                <text:p text:style-name="P18"><text:span text:style-name="Source_20_Text"><text:span text:style-name="T8">// of two numbers. By specifying constexpr, we suggest</text:span></text:span></text:p>
                <text:p text:style-name="P18"><text:span text:style-name="Source_20_Text"><text:span text:style-name="T8">// compiler to to evaluate value at compile time</text:span></text:span></text:p>
                <text:p text:style-name="P18"><text:span text:style-name="Source_20_Text"><text:span text:style-name="T9">#include &lt;iostream&gt;</text:span></text:span></text:p>
                <text:p text:style-name="P18"><text:span text:style-name="Source_20_Text"><text:span text:style-name="T11"> </text:span></text:span><text:span text:style-name="T11"> </text:span></text:p>
                <text:p text:style-name="P18"><text:span text:style-name="Source_20_Text"><text:span text:style-name="T12">constexpr </text:span></text:span><text:span text:style-name="Source_20_Text"><text:span text:style-name="T10">int</text:span></text:span><text:span text:style-name="T13"> </text:span><text:span text:style-name="Source_20_Text"><text:span text:style-name="T12">product(</text:span></text:span><text:span text:style-name="Source_20_Text"><text:span text:style-name="T10">int</text:span></text:span><text:span text:style-name="T13"> </text:span><text:span text:style-name="Source_20_Text"><text:span text:style-name="T12">x, </text:span></text:span><text:span text:style-name="Source_20_Text"><text:span text:style-name="T10">int</text:span></text:span><text:span text:style-name="T13"> </text:span><text:span text:style-name="Source_20_Text"><text:span text:style-name="T12">y) { </text:span></text:span><text:span text:style-name="Source_20_Text"><text:span text:style-name="T15">return</text:span></text:span><text:span text:style-name="T13"> </text:span><text:span text:style-name="Source_20_Text"><text:span text:style-name="T12">(x * y); }</text:span></text:span></text:p>
                <text:p text:style-name="P18"><text:span text:style-name="Source_20_Text"><text:span text:style-name="T11"> </text:span></text:span><text:span text:style-name="T11"> </text:span></text:p>
                <text:p text:style-name="P18"><text:span text:style-name="Source_20_Text"><text:span text:style-name="T10">int</text:span></text:span><text:span text:style-name="T13"> </text:span><text:span text:style-name="Source_20_Text"><text:span text:style-name="T12">main()</text:span></text:span></text:p>
                <text:p text:style-name="P18"><text:span text:style-name="Source_20_Text"><text:span text:style-name="T12">{</text:span></text:span></text:p>
                <text:p text:style-name="P18"><text:span text:style-name="Source_20_Text"><text:span text:style-name="T11">    </text:span></text:span><text:span text:style-name="Source_20_Text"><text:span text:style-name="T12">constexpr </text:span></text:span><text:span text:style-name="Source_20_Text"><text:span text:style-name="T10">int</text:span></text:span><text:span text:style-name="T13"> </text:span><text:span text:style-name="Source_20_Text"><text:span text:style-name="T12">x = product(10, 20);</text:span></text:span></text:p>
                <text:p text:style-name="P18"><text:span text:style-name="Source_20_Text"><text:span text:style-name="T11">    </text:span></text:span><text:span text:style-name="Source_20_Text"><text:span text:style-name="T12">std::cout &lt;&lt; x;</text:span></text:span></text:p>
                <text:p text:style-name="P18"><text:span text:style-name="Source_20_Text"><text:span text:style-name="T11">    </text:span></text:span><text:span text:style-name="Source_20_Text"><text:span text:style-name="T15">return</text:span></text:span><text:span text:style-name="T13"> </text:span><text:span text:style-name="Source_20_Text"><text:span text:style-name="T12">0;</text:span></text:span></text:p>
                <text:p text:style-name="P18"><text:span text:style-name="Source_20_Text"><text:span text:style-name="T12">}</text:span></text:span></text:p>
              </table:table-cell>
            </table:table-row>
          </table:table>
        </text:section>
      </text:section>
      <text:p text:style-name="P5"><text:span text:style-name="Strong_20_Emphasis"><text:span text:style-name="T4">Output :</text:span></text:span></text:p>
      <text:section text:style-name="Sect1" text:name="GFG_AD_gfg_mobile_336x280">
        <text:p text:style-name="P7"><text:soft-page-break/></text:p>
      </text:section>
      <text:p text:style-name="P22">200</text:p>
      <text:p text:style-name="P8">A function be declared as constexpr</text:p>
      <text:list xml:id="list2859442963" text:style-name="L3">
        <text:list-item>
          <text:p text:style-name="P14">In C++ 11, a constexpr function should contain only one return statement. C++ 14 allows more than one statement.</text:p>
        </text:list-item>
        <text:list-item>
          <text:p text:style-name="P14">constexpr function should refer only to constant global variables.</text:p>
        </text:list-item>
        <text:list-item>
          <text:p text:style-name="P14">constexpr function can call only other constexpr function not simple function.</text:p>
        </text:list-item>
        <text:list-item>
          <text:p text:style-name="P14">The function should not be of a void type and some operators like prefix increment (++v) are not allowed in constexpr function.</text:p>
        </text:list-item>
      </text:list>
      <text:h text:style-name="P25" text:outline-level="3"><text:span text:style-name="T7"> </text:span><text:span text:style-name="Strong_20_Emphasis"><text:span text:style-name="T6">constexpr vs inline Functions</text:span></text:span></text:h>
      <table:table table:name="Table2" table:style-name="Table2">
        <table:table-column table:style-name="Table2.A"/>
        <table:table-column table:style-name="Table2.B"/>
        <table:table-header-rows>
          <table:table-row>
            <table:table-cell table:style-name="Table2.A1" office:value-type="string">
              <text:p text:style-name="P21"><text:span text:style-name="Strong_20_Emphasis"><text:span text:style-name="T17">Constexpr</text:span></text:span></text:p>
            </table:table-cell>
            <table:table-cell table:style-name="Table2.A1" office:value-type="string">
              <text:p text:style-name="P21"><text:span text:style-name="Strong_20_Emphasis"><text:span text:style-name="T17">Inline Functions</text:span></text:span></text:p>
            </table:table-cell>
          </table:table-row>
        </table:table-header-rows>
        <table:table-row>
          <table:table-cell table:style-name="Table2.A1" office:value-type="string">
            <text:p text:style-name="P19">It removes the function calls as it evaluates the code/expressions in compile time.</text:p>
          </table:table-cell>
          <table:table-cell table:style-name="Table2.A1" office:value-type="string">
            <text:p text:style-name="P19">It hardly removes any function call as it performs an action on expression in the run time.</text:p>
          </table:table-cell>
        </table:table-row>
        <table:table-row>
          <table:table-cell table:style-name="Table2.A1" office:value-type="string">
            <text:p text:style-name="P19">It is possible to assess the value of the variable or function at compile time.</text:p>
          </table:table-cell>
          <table:table-cell table:style-name="Table2.A1" office:value-type="string">
            <text:p text:style-name="P19">It is not possible to assess the value of the function or variable at compile time.</text:p>
          </table:table-cell>
        </table:table-row>
        <table:table-row>
          <table:table-cell table:style-name="Table2.A1" office:value-type="string">
            <text:p text:style-name="P19">It does not imply external linkage.</text:p>
          </table:table-cell>
          <table:table-cell table:style-name="Table2.A1" office:value-type="string">
            <text:p text:style-name="P20">It implies external linkage.</text:p>
          </table:table-cell>
        </table:table-row>
      </table:table>
      <text:p text:style-name="P5"><text:span text:style-name="Strong_20_Emphasis"><text:span text:style-name="T3">Example of performance improvement by constexpr:</text:span></text:span><text:span text:style-name="T3"> </text:span></text:p>
      <text:list xml:id="list3303259401" text:style-name="L4">
        <text:list-item>
          <text:p text:style-name="P12"><text:bookmark text:name="tablist2-tab1"/>CPP</text:p>
        </text:list-item>
      </text:list>
      <text:section text:style-name="Sect1" text:name="tablist2-panel1">
        <text:p text:style-name="P2"><text:bookmark text:name="copy-code-button1"/><text:bookmark text:name="run-and-edit-button1"/><text:bookmark text:name="run-code-button1"/></text:p>
        <text:section text:style-name="Sect2" text:name="highlighter_695042">
          <table:table table:name="Table3" table:style-name="Table3">
            <table:table-column table:style-name="Table3.A"/>
            <table:table-row>
              <table:table-cell table:style-name="Table3.A1" office:value-type="string">
                <text:p text:style-name="P18"><text:span text:style-name="Source_20_Text"><text:span text:style-name="T8">// A C++ program to demonstrate the use of constexpr </text:span></text:span></text:p>
                <text:p text:style-name="P18"><text:span text:style-name="Source_20_Text"><text:span text:style-name="T9">#include&lt;iostream&gt; </text:span></text:span></text:p>
                <text:p text:style-name="P18"><text:span text:style-name="Source_20_Text"><text:span text:style-name="T15">using</text:span></text:span><text:span text:style-name="T13"> </text:span><text:span text:style-name="Source_20_Text"><text:span text:style-name="T15">namespace</text:span></text:span><text:span text:style-name="T13"> </text:span><text:span text:style-name="Source_20_Text"><text:span text:style-name="T12">std; </text:span></text:span></text:p>
                <text:p text:style-name="P18"><text:span text:style-name="Source_20_Text"><text:span text:style-name="T11"> </text:span></text:span><text:span text:style-name="T11"> </text:span></text:p>
                <text:p text:style-name="P18"><text:span text:style-name="Source_20_Text"><text:span text:style-name="T12">constexpr </text:span></text:span><text:span text:style-name="Source_20_Text"><text:span text:style-name="T10">long</text:span></text:span><text:span text:style-name="T13"> </text:span><text:span text:style-name="Source_20_Text"><text:span text:style-name="T10">int</text:span></text:span><text:span text:style-name="T13"> </text:span><text:span text:style-name="Source_20_Text"><text:span text:style-name="T12">fib(</text:span></text:span><text:span text:style-name="Source_20_Text"><text:span text:style-name="T10">int</text:span></text:span><text:span text:style-name="T13"> </text:span><text:span text:style-name="Source_20_Text"><text:span text:style-name="T12">n) </text:span></text:span></text:p>
                <text:p text:style-name="P18"><text:span text:style-name="Source_20_Text"><text:span text:style-name="T12">{ </text:span></text:span></text:p>
                <text:p text:style-name="P18"><text:span text:style-name="Source_20_Text"><text:span text:style-name="T11">    </text:span></text:span><text:span text:style-name="Source_20_Text"><text:span text:style-name="T15">return</text:span></text:span><text:span text:style-name="T13"> </text:span><text:span text:style-name="Source_20_Text"><text:span text:style-name="T12">(n &lt;= 1)? n : fib(n-1) + fib(n-2); </text:span></text:span></text:p>
                <text:p text:style-name="P18"><text:span text:style-name="Source_20_Text"><text:span text:style-name="T12">} </text:span></text:span></text:p>
                <text:p text:style-name="P18"><text:span text:style-name="Source_20_Text"><text:span text:style-name="T11"> </text:span></text:span><text:span text:style-name="T11"> </text:span></text:p>
                <text:p text:style-name="P18"><text:span text:style-name="Source_20_Text"><text:span text:style-name="T10">int</text:span></text:span><text:span text:style-name="T13"> </text:span><text:span text:style-name="Source_20_Text"><text:span text:style-name="T12">main () </text:span></text:span></text:p>
                <text:p text:style-name="P18"><text:span text:style-name="Source_20_Text"><text:span text:style-name="T12">{ </text:span></text:span></text:p>
                <text:p text:style-name="P18"><text:span text:style-name="Source_20_Text"><text:span text:style-name="T11">    </text:span></text:span><text:span text:style-name="Source_20_Text"><text:span text:style-name="T8">// value of res is computed at compile time. </text:span></text:span></text:p>
                <text:p text:style-name="P18"><text:span text:style-name="Source_20_Text"><text:span text:style-name="T11">    </text:span></text:span><text:span text:style-name="Source_20_Text"><text:span text:style-name="T12">constexpr </text:span></text:span><text:span text:style-name="Source_20_Text"><text:span text:style-name="T10">long</text:span></text:span><text:span text:style-name="T13"> </text:span><text:span text:style-name="Source_20_Text"><text:span text:style-name="T10">int</text:span></text:span><text:span text:style-name="T13"> </text:span><text:span text:style-name="Source_20_Text"><text:span text:style-name="T12">res = fib(30); </text:span></text:span></text:p>
                <text:p text:style-name="P18"><text:span text:style-name="Source_20_Text"><text:span text:style-name="T11">    </text:span></text:span><text:span text:style-name="Source_20_Text"><text:span text:style-name="T12">cout &lt;&lt; res; </text:span></text:span></text:p>
                <text:p text:style-name="P18"><text:span text:style-name="Source_20_Text"><text:span text:style-name="T11">    </text:span></text:span><text:span text:style-name="Source_20_Text"><text:span text:style-name="T15">return</text:span></text:span><text:span text:style-name="T13"> </text:span><text:span text:style-name="Source_20_Text"><text:span text:style-name="T12">0; </text:span></text:span></text:p>
                <text:p text:style-name="P18"><text:span text:style-name="Source_20_Text"><text:span text:style-name="T12">} </text:span></text:span></text:p>
              </table:table-cell>
            </table:table-row>
          </table:table>
        </text:section>
      </text:section>
      <text:p text:style-name="P5"><text:span text:style-name="Strong_20_Emphasis"><text:span text:style-name="T4">Output:</text:span></text:span></text:p>
      <text:p text:style-name="P22">832040</text:p>
      <text:p text:style-name="P5"><text:soft-page-break/><text:span text:style-name="T3">When the above program is run on GCC, it takes </text:span><text:span text:style-name="Strong_20_Emphasis"><text:span text:style-name="T3">0.003 seconds</text:span></text:span><text:span text:style-name="T3"> (We can measure time using the </text:span><text:a xlink:type="simple" xlink:href="https://www.geeksforgeeks.org/how-to-find-time-taken-by-a-program-on-linux-shell/" text:style-name="Internet_20_link" text:visited-style-name="Visited_20_Internet_20_Link"><text:span text:style-name="T5">time command</text:span></text:a><text:span text:style-name="T3">) If we remove const from the below line, then the value of fib(5) is not evaluated at compile-time, because the result of constexpr is not used in a const expression.</text:span></text:p>
      <text:p text:style-name="P22">Change,</text:p>
      <text:p text:style-name="P23"><text:s text:c="2"/><text:span text:style-name="T19">const long int res = fib(30); <text:s/></text:span></text:p>
      <text:p text:style-name="P24">To,</text:p>
      <text:p text:style-name="P23"><text:s text:c="2"/><text:span text:style-name="T19">long int res = fib(30);</text:span></text:p>
      <text:p text:style-name="P5"><text:span text:style-name="T3">After making the above change, the time taken by the program becomes higher by </text:span><text:span text:style-name="Strong_20_Emphasis"><text:span text:style-name="T3">0.017 seconds</text:span></text:span><text:span text:style-name="T3">.</text:span></text:p>
      <text:p text:style-name="P5"><text:span text:style-name="Strong_20_Emphasis"><text:span text:style-name="T3">constexpr with constructors:</text:span></text:span><text:span text:style-name="T3"> A constructor that is declared with a constexpr specifier is a constexpr constructor also constexpr can be used in the making of constructors and objects. </text:span><text:span text:style-name="Strong_20_Emphasis"><text:span text:style-name="T3">A constexpr constructor is implicitly inline.</text:span></text:span></text:p>
      <text:p text:style-name="P5"><text:span text:style-name="Strong_20_Emphasis"><text:span text:style-name="T3">Restrictions on constructors that can use constexpr:</text:span></text:span></text:p>
      <text:list xml:id="list2010394487" text:style-name="L5">
        <text:list-item>
          <text:p text:style-name="P15">No virtual base class</text:p>
        </text:list-item>
        <text:list-item>
          <text:p text:style-name="P16"><text:span text:style-name="T3">Each parameter should be </text:span><text:a xlink:type="simple" xlink:href="https://www.geeksforgeeks.org/types-of-literals-in-c-c-with-examples/" text:style-name="Internet_20_link" text:visited-style-name="Visited_20_Internet_20_Link"><text:span text:style-name="T5">literal</text:span></text:a></text:p>
        </text:list-item>
        <text:list-item>
          <text:p text:style-name="P15">It is not a try block function</text:p>
        </text:list-item>
      </text:list>
      <text:p text:style-name="P5"><text:span text:style-name="Strong_20_Emphasis"><text:span text:style-name="T3">Example:</text:span></text:span></text:p>
      <text:list xml:id="list789907111" text:style-name="L6">
        <text:list-item>
          <text:p text:style-name="P13"><text:bookmark text:name="tablist3-tab1"/>CPP</text:p>
        </text:list-item>
      </text:list>
      <text:section text:style-name="Sect1" text:name="tablist3-panel1">
        <text:p text:style-name="P2"><text:bookmark text:name="copy-code-button2"/><text:bookmark text:name="run-and-edit-button2"/><text:bookmark text:name="run-code-button2"/></text:p>
        <text:section text:style-name="Sect2" text:name="highlighter_604640">
          <table:table table:name="Table4" table:style-name="Table4">
            <table:table-column table:style-name="Table4.A"/>
            <table:table-row>
              <table:table-cell table:style-name="Table4.A1" office:value-type="string">
                <text:p text:style-name="P18"><text:span text:style-name="Source_20_Text"><text:span text:style-name="T8">// C++ program to demonstrate uses </text:span></text:span></text:p>
                <text:p text:style-name="P18"><text:span text:style-name="Source_20_Text"><text:span text:style-name="T8">// of constexpr in constructor </text:span></text:span></text:p>
                <text:p text:style-name="P18"><text:span text:style-name="Source_20_Text"><text:span text:style-name="T9">#include &lt;bits/stdc++.h&gt; </text:span></text:span></text:p>
                <text:p text:style-name="P18"><text:span text:style-name="Source_20_Text"><text:span text:style-name="T15">using</text:span></text:span><text:span text:style-name="T13"> </text:span><text:span text:style-name="Source_20_Text"><text:span text:style-name="T15">namespace</text:span></text:span><text:span text:style-name="T13"> </text:span><text:span text:style-name="Source_20_Text"><text:span text:style-name="T12">std; </text:span></text:span></text:p>
                <text:p text:style-name="P18"><text:span text:style-name="Source_20_Text"><text:span text:style-name="T11"> </text:span></text:span><text:span text:style-name="T11"> </text:span></text:p>
                <text:p text:style-name="P18"><text:span text:style-name="Source_20_Text"><text:span text:style-name="T8">// A class with constexpr </text:span></text:span></text:p>
                <text:p text:style-name="P18"><text:span text:style-name="Source_20_Text"><text:span text:style-name="T8">// constructor and function </text:span></text:span></text:p>
                <text:p text:style-name="P18"><text:span text:style-name="Source_20_Text"><text:span text:style-name="T15">class</text:span></text:span><text:span text:style-name="T13"> </text:span><text:span text:style-name="Source_20_Text"><text:span text:style-name="T12">Rectangle </text:span></text:span></text:p>
                <text:p text:style-name="P18"><text:span text:style-name="Source_20_Text"><text:span text:style-name="T12">{ </text:span></text:span></text:p>
                <text:p text:style-name="P18"><text:span text:style-name="Source_20_Text"><text:span text:style-name="T11">    </text:span></text:span><text:span text:style-name="Source_20_Text"><text:span text:style-name="T10">int</text:span></text:span><text:span text:style-name="T13"> </text:span><text:span text:style-name="Source_20_Text"><text:span text:style-name="T12">_h, _w; </text:span></text:span></text:p>
                <text:p text:style-name="P18"><text:span text:style-name="Source_20_Text"><text:span text:style-name="T15">public</text:span></text:span><text:span text:style-name="Source_20_Text"><text:span text:style-name="T12">: </text:span></text:span></text:p>
                <text:p text:style-name="P18"><text:span text:style-name="Source_20_Text"><text:span text:style-name="T11">    </text:span></text:span><text:span text:style-name="Source_20_Text"><text:span text:style-name="T8">// A constexpr constructor </text:span></text:span></text:p>
                <text:p text:style-name="P18"><text:span text:style-name="Source_20_Text"><text:span text:style-name="T11">    </text:span></text:span><text:span text:style-name="Source_20_Text"><text:span text:style-name="T12">constexpr Rectangle (</text:span></text:span><text:span text:style-name="Source_20_Text"><text:span text:style-name="T10">int</text:span></text:span><text:span text:style-name="T13"> </text:span><text:span text:style-name="Source_20_Text"><text:span text:style-name="T12">h, </text:span></text:span><text:span text:style-name="Source_20_Text"><text:span text:style-name="T10">int</text:span></text:span><text:span text:style-name="T13"> </text:span><text:span text:style-name="Source_20_Text"><text:span text:style-name="T12">w) : _h(h), _w(w) {} </text:span></text:span></text:p>
                <text:p text:style-name="P18"><text:soft-page-break/><text:span text:style-name="Source_20_Text"><text:span text:style-name="T11">     </text:span></text:span><text:span text:style-name="T11"> </text:span></text:p>
                <text:p text:style-name="P18"><text:span text:style-name="Source_20_Text"><text:span text:style-name="T11">    </text:span></text:span><text:span text:style-name="Source_20_Text"><text:span text:style-name="T12">constexpr </text:span></text:span><text:span text:style-name="Source_20_Text"><text:span text:style-name="T10">int</text:span></text:span><text:span text:style-name="T13"> </text:span><text:span text:style-name="Source_20_Text"><text:span text:style-name="T12">getArea () { </text:span></text:span><text:span text:style-name="Source_20_Text"><text:span text:style-name="T15">return</text:span></text:span><text:span text:style-name="T13"> </text:span><text:span text:style-name="Source_20_Text"><text:span text:style-name="T12">_h * _w; } </text:span></text:span></text:p>
                <text:p text:style-name="P18"><text:span text:style-name="Source_20_Text"><text:span text:style-name="T12">}; </text:span></text:span></text:p>
                <text:p text:style-name="P18"><text:span text:style-name="Source_20_Text"><text:span text:style-name="T11"> </text:span></text:span><text:span text:style-name="T11"> </text:span></text:p>
                <text:p text:style-name="P18"><text:span text:style-name="Source_20_Text"><text:span text:style-name="T8">// driver program to test function </text:span></text:span></text:p>
                <text:p text:style-name="P18"><text:span text:style-name="Source_20_Text"><text:span text:style-name="T10">int</text:span></text:span><text:span text:style-name="T13"> </text:span><text:span text:style-name="Source_20_Text"><text:span text:style-name="T12">main() </text:span></text:span></text:p>
                <text:p text:style-name="P18"><text:span text:style-name="Source_20_Text"><text:span text:style-name="T12">{ </text:span></text:span></text:p>
                <text:p text:style-name="P18"><text:span text:style-name="Source_20_Text"><text:span text:style-name="T11">    </text:span></text:span><text:span text:style-name="Source_20_Text"><text:span text:style-name="T8">// Below object is initialized at compile time </text:span></text:span></text:p>
                <text:p text:style-name="P18"><text:span text:style-name="Source_20_Text"><text:span text:style-name="T11">    </text:span></text:span><text:span text:style-name="Source_20_Text"><text:span text:style-name="T12">constexpr Rectangle obj(10, 20); </text:span></text:span></text:p>
                <text:p text:style-name="P18"><text:span text:style-name="Source_20_Text"><text:span text:style-name="T11">    </text:span></text:span><text:span text:style-name="Source_20_Text"><text:span text:style-name="T12">cout &lt;&lt; obj.getArea(); </text:span></text:span></text:p>
                <text:p text:style-name="P18"><text:span text:style-name="Source_20_Text"><text:span text:style-name="T11">    </text:span></text:span><text:span text:style-name="Source_20_Text"><text:span text:style-name="T15">return</text:span></text:span><text:span text:style-name="T13"> </text:span><text:span text:style-name="Source_20_Text"><text:span text:style-name="T12">0; </text:span></text:span></text:p>
                <text:p text:style-name="P18"><text:span text:style-name="Source_20_Text"><text:span text:style-name="T12">} </text:span></text:span></text:p>
              </table:table-cell>
            </table:table-row>
          </table:table>
        </text:section>
      </text:section>
      <text:p text:style-name="P10">Output :</text:p>
      <text:p text:style-name="P22">200</text:p>
      <text:h text:style-name="P25" text:outline-level="3"><text:span text:style-name="T7"> </text:span><text:span text:style-name="Strong_20_Emphasis"><text:span text:style-name="T6">constexpr vs const</text:span></text:span><text:span text:style-name="T6"> </text:span></text:h>
      <text:p text:style-name="P9">They serve different purposes. constexpr is mainly for optimization while const is for practically const objects like the value of Pi. Both of them can be applied to member methods. Member methods are made const to make sure that there are no accidental changes in the method. On the other hand, the idea of using constexpr is to compute expressions at compile time so that time can be saved when the code is run. const can only be used with non-static member functions whereas constexpr can be used with member and non-member functions, even with constructors but with condition that argument and return type must be of literal types. </text:p>
      <text:p text:style-name="P6"><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9T13:40:50.475137306</meta:creation-date>
    <dc:date>2022-06-19T13:42:08.625766824</dc:date>
    <meta:editing-duration>PT1M17S</meta:editing-duration>
    <meta:editing-cycles>3</meta:editing-cycles>
    <meta:generator>LibreOffice/6.0.7.3$Linux_X86_64 LibreOffice_project/00m0$Build-3</meta:generator>
    <meta:document-statistic meta:table-count="4" meta:image-count="0" meta:object-count="0" meta:page-count="4" meta:paragraph-count="98" meta:word-count="725" meta:character-count="4304" meta:non-whitespace-character-count="3551"/>
  </office:meta>
</office:document-meta>
</file>